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InjectionNestedTests.topLeve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structorParameter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structor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ConstructorParameter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lifiedConstructorParameterTests.QualifiedConstructorParameterTests( TestInfo testInfo , @ Qualifier ( "bar" )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nstructorTests.AutowiredConstructorTests(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jectionNestedTests.ConstructorInjectionNestedTests( TestInfo testInfo , @ Autowired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ConstructorParameterTests.nes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ConstructorParameterTests.SpelConstructorParameterTests( @ Autowired String bar , TestInfo testInfo , @ Value ( "#{ 6 * 7 }" ) int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ConstructorParameterTests.AutowiredConstructorParameterTests( @ Autowired String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Level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